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pplication project Hoksotin</text:p>
      <text:p text:style-name="P1"/>
      <text:p text:style-name="P1"/>
      <text:p text:style-name="P2">Application report</text:p>
      <text:p text:style-name="P1"/>
      <text:p text:style-name="P1"/>
      <text:p text:style-name="P1"/>
      <text:p text:style-name="P1"/>
      <text:p text:style-name="P1"/>
      <text:p text:style-name="P1"/>
      <text:p text:style-name="P1">Kari Aliranta</text:p>
      <text:p text:style-name="P1"/>
      <text:p text:style-name="P1">Jaakko Leppäkangas</text:p>
      <text:p text:style-name="P1"/>
      <text:p text:style-name="P1">Janne Pesonen</text:p>
      <text:p text:style-name="P1"/>
      <text:p text:style-name="P1">Atte Raut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rsion 0.0.1</text:p>
      <text:p text:style-name="P1">Public</text:p>
      <text:p text:style-name="P1">2013-05-13</text:p>
      <text:p text:style-name="P1"/>
      <text:p text:style-name="P1"/>
      <text:p text:style-name="P1">University of Jyväskylä</text:p>
      <text:p text:style-name="P1">Deparment of Computer Science and Information Systems</text:p>
      <text:p text:style-name="P1">Jyväskylä</text:p>
      <text:p text:style-name="P1">Fin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 Aliranta</meta:initial-creator>
    <meta:creation-date>2013-05-13T11:31:58</meta:creation-date>
    <meta:generator>LibreOffice/3.4$Unix LibreOffice_project/340m1$Build-602</meta:generator>
    <meta:document-statistic meta:table-count="0" meta:image-count="0" meta:object-count="0" meta:page-count="1" meta:paragraph-count="13" meta:word-count="29" meta:character-count="222" meta:non-whitespace-character-count="206"/>
    <dc:date>2013-05-13T11:37:22</dc:date>
    <dc:creator>Kari Aliranta</dc:creator>
    <meta:editing-duration>PT5M24S</meta:editing-duration>
    <meta:editing-cycles>1</meta:editing-cycles>
  </office:meta>
</office:document-meta>
</file>